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Bug_for_issue_296.test_for_iss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g_for_issue_296.test_for_issue_spa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Bug_for_issue_296.test_for_issue_127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